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885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4.396cm" fo:break-before="auto" style:use-optimal-row-height="true"/>
    </style:style>
    <style:style style:name="ro5" style:family="table-row">
      <style:table-row-properties style:row-height="5.186cm" fo:break-before="auto" style:use-optimal-row-height="true"/>
    </style:style>
    <style:style style:name="ro6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justify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 fo:margin-left="0c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justify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justify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3" table:default-cell-style-name="ce4"/>
        <table:table-column table:style-name="co3" table:number-columns-repeated="6" table:default-cell-style-name="ce8"/>
        <table:table-row table:style-name="ro1">
          <table:table-cell office:value-type="string" calcext:value-type="string">
            <text:p>Teilnehmer Nr.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]+1" office:value-type="float" office:value="2" calcext:value-type="float">
            <text:p>2</text:p>
          </table:table-cell>
          <table:table-cell table:style-name="ce3" table:formula="of:=[.C1]+1" office:value-type="float" office:value="3" calcext:value-type="float">
            <text:p>3</text:p>
          </table:table-cell>
          <table:table-cell table:style-name="ce3" table:formula="of:=[.D1]+1" office:value-type="float" office:value="4" calcext:value-type="float">
            <text:p>4</text:p>
          </table:table-cell>
          <table:table-cell table:style-name="ce7" table:formula="of:=[.E1]+1" office:value-type="float" office:value="5" calcext:value-type="float">
            <text:p>5</text:p>
          </table:table-cell>
          <table:table-cell table:style-name="ce7" table:formula="of:=[.F1]+1" office:value-type="float" office:value="6" calcext:value-type="float">
            <text:p>6</text:p>
          </table:table-cell>
          <table:table-cell table:style-name="ce7" table:formula="of:=[.G1]+1" office:value-type="float" office:value="7" calcext:value-type="float">
            <text:p>7</text:p>
          </table:table-cell>
          <table:table-cell table:style-name="ce7" table:formula="of:=[.H1]+1" office:value-type="float" office:value="8" calcext:value-type="float">
            <text:p>8</text:p>
          </table:table-cell>
          <table:table-cell table:style-name="ce7" table:formula="of:=[.I1]+1" office:value-type="float" office:value="9" calcext:value-type="float">
            <text:p>9</text:p>
          </table:table-cell>
          <table:table-cell table:style-name="ce7" table:formula="of:=[.J1]+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lter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eschlecht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6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esitzt du ein Smartphone?</text:p>
          </table:table-cell>
          <table:table-cell table:number-columns-repeated="10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esitzt du eine Smartwatch?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ie lange trägst du die Uhr am Tag?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-6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für benutzt du die Uhr hauptsächlich?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otifications, Navigation, Uhrzeit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ie häufig nutzt du die Sprachsteuerung?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Nie</text:p>
          </table:table-cell>
          <table:table-cell office:value-type="string" calcext:value-type="string">
            <text:p>Selten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elten</text:p>
          </table:table-cell>
        </table:table-row>
        <table:table-row table:style-name="ro1">
          <table:table-cell office:value-type="string" calcext:value-type="string">
            <text:p>Hast du Erfahrung mit Gestensteuerung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7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elche Art von Musikhörer bist du?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Die gezeigten Szenarios findet man so oder ähnlich auch in meinem Alltag wied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Ich würde auch privat in den Szenarios Musik höre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ce1" office:value-type="string" calcext:value-type="string">
            <text:p>Die Smartwatch App hat die Steuerung des Musikplayers auf dem Smartphone deutlich erleichte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1" office:value-type="string" calcext:value-type="string">
            <text:p>Die Steuerung eines Systems mit einer Smartwatch halte ich für sinnvoll und nützlic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Priorität von Eingabemethoden nach Szenario (Touch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reibtischarbei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hrrad fahren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azierg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aziergang mit Tasche in der Hand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sen im Wohnzimmer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ggen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Priorität von Eingabemethoden nach Szenario (Sprache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reibtischarbe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hrrad fahren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zierg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ziergang mit Tasche in der Han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sen im Wohnzimm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ggen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Priorität von Eingabemethoden nach Szenario (Gesten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reibtischarbei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hrrad fahren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zierga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ziergang mit Tasche in der Hand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en im Wohnzimm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gge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Priorität von Eingabemethoden nach Aufgabe (Touch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ylist starte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utstärke anpassen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oggl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ed weiter schalt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ed anhand von Audio Feature abspiel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ed aus Lieblings Genre abspielen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ed pausiere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riorität von Eingabemethoden nach Aufgabe (Sprache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ylist starte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utstärke anpasse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uffle toggl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ed weiter schalt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ed anhand von Audio Feature abspiel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ed aus Lieblings Genre abspielen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ed pausier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Priorität von Eingabemethoden nach Aufgabe (Gesten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ylist starten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utstärke anpassen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ffle toggle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ed weiter schalte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ed anhand von Audio Feature abspiele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ed aus Lieblings Genre abspielen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ed pausier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Bewerte den Aufwand von 0-10 (Touch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reibtischarbei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hrrad fahre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paziergang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ziergang mit Tasche in der Han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sen im Wohnzimm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gge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Bewerte den Aufwand von 0-10 (Sprache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reibtischarbe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hrrad fahr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zierga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aziergang mit Tasche in der H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en im Wohnzimm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gg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ewerte den Aufwand von 0-10 (Gesten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reibtischarbei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ahrrad fahre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ziergang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ziergang mit Tasche in der Han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en im Wohnzimm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gg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Bewerte die geforderte Menge Aufmerksamkeit (Touch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reibtischarbei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hrrad fahre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paziergang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paziergang mit Tasche in der Hand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sen im Wohnzimm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ggen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Bewerte die geforderte Menge Aufmerksamkeit (Sprache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reibtischarbe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ahrrad fahr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azierga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aziergang mit Tasche in der H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sen im Wohnzimm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gge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Bewerte die geforderte Menge Aufmerksamkeit (Gesten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reibtischarbei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hrrad fahre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ziergang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ziergang mit Tasche in der Han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en im Wohnzimm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gg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Bewerte die Menge der Kontrolle über den Play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uch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prach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este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Warum hast du die x-Eingabe am häufigsten genutz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thode</text:p>
          </table:table-cell>
          <table:table-cell table:number-columns-repeated="6" office:value-type="string" calcext:value-type="string">
            <text:p>Sprache</text:p>
          </table:table-cell>
          <table:table-cell table:number-columns-repeated="3" office:value-type="string" calcext:value-type="string">
            <text:p>Touch</text:p>
          </table:table-cell>
          <table:table-cell office:value-type="string" calcext:value-type="string">
            <text:p>Sprache</text:p>
          </table:table-cell>
        </table:table-row>
        <table:table-row table:style-name="ro4">
          <table:table-cell office:value-type="string" calcext:value-type="string">
            <text:p>Begründung</text:p>
          </table:table-cell>
          <table:table-cell table:style-name="ce5" office:value-type="string" calcext:value-type="string">
            <text:p>intuitiv, alle Funktionen ausführbar. Kaum Aufwand</text:p>
          </table:table-cell>
          <table:table-cell table:style-name="ce5" office:value-type="string" calcext:value-type="string">
            <text:p>Einfache Handhabe</text:p>
          </table:table-cell>
          <table:table-cell table:style-name="ce5" office:value-type="string" calcext:value-type="string">
            <text:p>Weil man das bei motorischen Dingen nebenher nutzen kann</text:p>
          </table:table-cell>
          <table:table-cell table:style-name="ce5" office:value-type="string" calcext:value-type="string">
            <text:p>Es war neu und interessant zum Testen, wenn man Memory spielt, lenkt Sprache z.B. wenig ab</text:p>
          </table:table-cell>
          <table:table-cell table:style-name="ce9" office:value-type="string" calcext:value-type="string">
            <text:p>Blick bleibt nach vorne gerichtet</text:p>
          </table:table-cell>
          <table:table-cell table:style-name="ce9" office:value-type="string" calcext:value-type="string">
            <text:p>Intuitive und schnelle Eingabe möglich. Benötigt am wenigsten Aufmerksamkeit</text:p>
          </table:table-cell>
          <table:table-cell table:style-name="ce9" office:value-type="string" calcext:value-type="string">
            <text:p>Am bekanntesten, daher kein nachdenken über Aktion. Bei einfachen Befehlen am schnellsten</text:p>
          </table:table-cell>
          <table:table-cell table:style-name="ce9" office:value-type="string" calcext:value-type="string">
            <text:p>Am Bekanntesten, geringste Fehlerquote, weniger nachdenken über das richtige Kommando</text:p>
          </table:table-cell>
          <table:table-cell table:style-name="ce9" office:value-type="string" calcext:value-type="string">
            <text:p>Touch vom Smartphone gewöhnt. Nicht so auffällig wie Sprache/Geste. Erkennung eindeutig (gegenüber Sprache)</text:p>
          </table:table-cell>
          <table:table-cell table:style-name="ce9" office:value-type="string" calcext:value-type="string">
            <text:p>Die Sprachkontrolle gab mir ein vertrautes Gefühl und verlangte nicht sehr viel Aufmerksamkeit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Warum hast du die x-Eingabe am seltensten genutz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thode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Gesten</text:p>
          </table:table-cell>
          <table:table-cell office:value-type="string" calcext:value-type="string">
            <text:p>Touch</text:p>
          </table:table-cell>
          <table:table-cell table:number-columns-repeated="2" office:value-type="string" calcext:value-type="string">
            <text:p>Gesten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Gesten</text:p>
          </table:table-cell>
          <table:table-cell office:value-type="string" calcext:value-type="string">
            <text:p>Sprache</text:p>
          </table:table-cell>
          <table:table-cell table:number-columns-repeated="2" office:value-type="string" calcext:value-type="string">
            <text:p>Geste</text:p>
          </table:table-cell>
        </table:table-row>
        <table:table-row table:style-name="ro5">
          <table:table-cell office:value-type="string" calcext:value-type="string">
            <text:p>Begründung</text:p>
          </table:table-cell>
          <table:table-cell table:style-name="ce5" office:value-type="string" calcext:value-type="string">
            <text:p>Hoher Aufwand, langweilig da andere Eingaben neu waren</text:p>
          </table:table-cell>
          <table:table-cell table:style-name="ce5" office:value-type="string" calcext:value-type="string">
            <text:p>Beim Stehen geht es gut. Beim Sitzen schwierig und beim Joggen eher schlecht</text:p>
          </table:table-cell>
          <table:table-cell table:style-name="ce5" office:value-type="string" calcext:value-type="string">
            <text:p>Braucht man beide Hände für und Hingucken</text:p>
          </table:table-cell>
          <table:table-cell table:style-name="ce5" office:value-type="string" calcext:value-type="string">
            <text:p>Sehr aufwendig, dauert sehr lange. Funktioniert oft nicht</text:p>
          </table:table-cell>
          <table:table-cell table:style-name="ce9" office:value-type="string" calcext:value-type="string">
            <text:p>außer play/stop etwas umständlich. Arm drehen funktioniert nicht so gut (winkel zu groß). Timing muss stimmen. Ansprechzeiten zu lang</text:p>
          </table:table-cell>
          <table:table-cell table:style-name="ce9" office:value-type="string" calcext:value-type="string">
            <text:p>Eingabe dauert oft zu lange (z.b. Interpretenwahl). Benötigt mehr Aufmerksamkeit</text:p>
          </table:table-cell>
          <table:table-cell table:style-name="ce9" office:value-type="string" calcext:value-type="string">
            <text:p>schon beim Üben keine Kontrolle</text:p>
          </table:table-cell>
          <table:table-cell table:style-name="ce9" office:value-type="string" calcext:value-type="string">
            <text:p>Höchste Fehlerquote</text:p>
          </table:table-cell>
          <table:table-cell table:style-name="ce9" office:value-type="string" calcext:value-type="string">
            <text:p>Umständlich. Sieht albern aus. Wenige Optionen möglich. Ungewohnt.</text:p>
          </table:table-cell>
          <table:table-cell table:style-name="ce9" office:value-type="string" calcext:value-type="string">
            <text:p>Man musste sich erst einmal an die Gestensteuerung gewöhnen, im nachhinein hätte ich die Gesten-Eingabe gerne öfter genutzt.</text:p>
          </table:table-cell>
        </table:table-row>
        <table:table-row table:style-name="ro1">
          <table:table-cell table:number-columns-repeated="11"/>
        </table:table-row>
        <table:table-row table:style-name="ro6">
          <table:table-cell table:style-name="ce2" office:value-type="string" calcext:value-type="string">
            <text:p>Anmerkungen</text:p>
          </table:table-cell>
          <table:table-cell table:style-name="ce6" table:number-columns-repeated="4"/>
          <table:table-cell table:style-name="ce10" table:number-columns-repeated="3"/>
          <table:table-cell table:style-name="ce10" office:value-type="string" calcext:value-type="string">
            <text:p>Geste dauert mir zu lange. Würde gern mehr Sprache nutzen wenn die Erkennung besser wäre.</text:p>
          </table:table-cell>
          <table:table-cell table:style-name="ce10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.00.0000</text:date>, <text:time style:data-style-name="N2" text:time-value="13:16:54.8042118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5:41:04.249147307</meta:creation-date>
    <dc:date>2016-07-10T13:25:13.839003111</dc:date>
    <meta:editing-duration>PT1H58M23S</meta:editing-duration>
    <meta:editing-cycles>11</meta:editing-cycles>
    <meta:generator>LibreOffice/4.2.8.2$Linux_X86_64 LibreOffice_project/420m0$Build-2</meta:generator>
    <meta:document-statistic meta:table-count="1" meta:cell-count="1073" meta:object-count="0"/>
  </office:meta>
</office:document-meta>
</file>